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language="fr" fo:country="FR"/>
    </style:style>
    <style:style style:name="P4" style:family="paragraph" style:parent-style-name="Standard">
      <style:paragraph-properties fo:text-align="start" style:justify-single-word="false"/>
      <style:text-properties fo:color="#0000ff" fo:language="fr" fo:country="FR"/>
    </style:style>
    <style:style style:name="P5" style:family="paragraph" style:parent-style-name="Standard">
      <style:paragraph-properties fo:text-align="start" style:justify-single-word="false"/>
      <style:text-properties fo:color="#0000ff" fo:language="fr" fo:country="FR" fo:background-color="transparent"/>
    </style:style>
    <style:style style:name="P6" style:family="paragraph" style:parent-style-name="Standard">
      <style:paragraph-properties fo:text-align="start" style:justify-single-word="false"/>
      <style:text-properties fo:color="#0000ff"/>
    </style:style>
    <style:style style:name="P7" style:family="paragraph" style:parent-style-name="Standard">
      <style:text-properties fo:color="#0000ff" style:font-name="Calibri" fo:font-size="12pt" style:font-size-asian="12pt" style:font-size-complex="12pt"/>
    </style:style>
    <style:style style:name="P8" style:family="paragraph" style:parent-style-name="Standard">
      <style:text-properties fo:color="#0000ff" fo:background-color="transparent"/>
    </style:style>
    <style:style style:name="P9" style:family="paragraph" style:parent-style-name="Standard">
      <style:paragraph-properties fo:text-align="start" style:justify-single-word="false"/>
      <style:text-properties fo:color="#0000ff" fo:background-color="transparent"/>
    </style:style>
    <style:style style:name="P10" style:family="paragraph" style:parent-style-name="Standard">
      <style:text-properties style:font-name="Liberation Serif" fo:font-size="12pt" style:font-size-asian="12pt" style:font-size-complex="12pt"/>
    </style:style>
    <style:style style:name="P11" style:family="paragraph" style:parent-style-name="Standard">
      <style:text-properties fo:color="#000000" fo:language="fr" fo:country="FR"/>
    </style:style>
    <style:style style:name="P12" style:family="paragraph" style:parent-style-name="Standard">
      <style:paragraph-properties fo:text-align="start" style:justify-single-word="false"/>
      <style:text-properties fo:color="#000000" fo:language="fr" fo:country="FR"/>
    </style:style>
    <style:style style:name="P13" style:family="paragraph" style:parent-style-name="Standard">
      <style:paragraph-properties fo:text-align="start" style:justify-single-word="false"/>
      <style:text-properties fo:color="#000000" fo:language="fr" fo:country="FR" fo:background-color="transparent"/>
    </style:style>
    <style:style style:name="P14" style:family="paragraph" style:parent-style-name="Standard">
      <style:paragraph-properties fo:text-align="start" style:justify-single-word="false"/>
      <style:text-properties fo:color="#000000"/>
    </style:style>
    <style:style style:name="P15" style:family="paragraph" style:parent-style-name="Standard">
      <style:paragraph-properties fo:text-align="start" style:justify-single-word="false"/>
      <style:text-properties fo:color="#000000" fo:background-color="transparent"/>
    </style:style>
    <style:style style:name="P16" style:family="paragraph" style:parent-style-name="Standard">
      <style:text-properties fo:color="#0000cc" fo:language="fr" fo:country="FR"/>
    </style:style>
    <style:style style:name="P17" style:family="paragraph" style:parent-style-name="Standard">
      <style:text-properties fo:color="#ff0000"/>
    </style:style>
    <style:style style:name="P18" style:family="paragraph" style:parent-style-name="Standard">
      <style:paragraph-properties fo:text-align="center" style:justify-single-word="false"/>
      <style:text-properties fo:color="#ff0000"/>
    </style:style>
    <style:style style:name="P19" style:family="paragraph" style:parent-style-name="Standard">
      <style:paragraph-properties fo:text-align="start" style:justify-single-word="false"/>
      <style:text-properties fo:color="#006600" fo:language="fr" fo:country="FR" fo:background-color="transparent"/>
    </style:style>
    <style:style style:name="P20" style:family="paragraph" style:parent-style-name="List_20_Contents">
      <style:paragraph-properties fo:margin-left="0cm" fo:margin-right="0cm" fo:text-indent="0cm" style:auto-text-indent="false"/>
    </style:style>
    <style:style style:name="P21" style:family="paragraph" style:parent-style-name="Preformatted_20_Text">
      <style:text-properties style:font-name="Liberation Serif" fo:font-size="12pt" style:font-size-asian="12pt" style:font-size-complex="12pt"/>
    </style:style>
    <style:style style:name="P22" style:family="paragraph" style:parent-style-name="Preformatted_20_Text">
      <style:text-properties fo:color="#0000ff" style:font-name="Calibri" fo:font-size="12pt" style:font-size-asian="12pt" style:font-size-complex="12pt"/>
    </style:style>
    <style:style style:name="P23" style:family="paragraph" style:parent-style-name="List_20_Contents">
      <style:text-properties fo:color="#0000ff"/>
    </style:style>
    <style:style style:name="P24" style:family="paragraph" style:parent-style-name="Text_20_body">
      <style:text-properties fo:color="#0000ff"/>
    </style:style>
    <style:style style:name="P25" style:family="paragraph" style:parent-style-name="Standard">
      <style:paragraph-properties fo:margin-top="0cm" fo:margin-bottom="0cm" loext:contextual-spacing="false"/>
    </style:style>
    <style:style style:name="P26" style:family="paragraph" style:parent-style-name="Standard">
      <style:paragraph-properties fo:margin-top="0cm" fo:margin-bottom="0cm" loext:contextual-spacing="false"/>
      <style:text-properties fo:color="#0000cc" style:font-name="Calibri"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00ff" fo:language="fr" fo:country="FR"/>
    </style:style>
    <style:style style:name="T3" style:family="text">
      <style:text-properties fo:color="#0000ff" style:font-name="Liberation Serif" fo:font-size="12pt" style:font-size-asian="12pt" style:font-size-complex="12pt"/>
    </style:style>
    <style:style style:name="T4" style:family="text">
      <style:text-properties fo:color="#0000ff" style:font-name="Calibri" fo:font-size="12pt" style:font-size-asian="12pt" style:font-size-complex="12pt"/>
    </style:style>
    <style:style style:name="T5" style:family="text">
      <style:text-properties fo:language="fr" fo:country="FR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fo:color="#00cc00"/>
    </style:style>
    <style:style style:name="T8" style:family="text">
      <style:text-properties fo:color="#000000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style:font-name="Calibri" fo:font-size="12pt" style:font-size-asian="12pt" style:font-size-complex="12pt"/>
    </style:style>
    <style:style style:name="T11" style:family="text">
      <style:text-properties fo:color="#0000cc" style:font-name="Calibri" fo:font-size="12pt" style:font-size-asian="12pt" style:font-size-complex="1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062d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ommandes Bash</text:p>
      <text:p text:style-name="P17"/>
      <text:p text:style-name="Standard"><text:span text:style-name="T1">date</text:span> : renvoi<text:span text:style-name="T13">e</text:span> la date <text:span text:style-name="T13">et l’heure</text:span>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Standard"><text:span text:style-name="T1">history</text:span> : renvoi l'historique des commandes</text:p>
      <text:p text:style-name="Standard"/>
      <text:p text:style-name="Standard">------------------------------------------------------------------------------------------------------------------------</text:p>
      <text:p text:style-name="P17"/>
      <text:p text:style-name="Standard"><text:span text:style-name="T1">whoami</text:span> : renvoi le nom d'utilisateur qui est connecté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Standard"><text:span text:style-name="T1">id user</text:span> : renvoi des informations de groupes et d’utilisateurs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Standard"><text:span text:style-name="T1">uname</text:span> : renvoi l’identité du système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Standard"><text:span text:style-name="T1">printenv HOME</text:span> : <text:s/>affiche la valeur de la variable d'environnement HOME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Standard"><text:span text:style-name="T1">pwd</text:span> :<text:span text:style-name="T5"> affiche le nom du répertoire courant. </text:span>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<text:span text:style-name="T1">ls [-option] [chemain] </text:span>: liste le contenu d'un répertoire (par ordre alphabétique par défaut)</text:p>
      <text:p text:style-name="P1"><text:span text:style-name="T1">-a </text:span>: affiche également les fichiers cachés</text:p>
      <text:p text:style-name="P1"><text:span text:style-name="T1">-d </text:span>: n'affiche pas le contenu des sous-répertoires</text:p>
      <text:p text:style-name="P1"><text:span text:style-name="T1">-t </text:span>: trie par date de dernière modification</text:p>
      <text:p text:style-name="P1"><text:span text:style-name="T1">-l </text:span>: affiche sous forme de liste détaillée</text:p>
      <text:p text:style-name="P1"><text:span text:style-name="T1">-r </text:span>: inverse l'ordre d'affichage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Standard"><text:span text:style-name="T1">useradd [options] user1</text:span>: crée un nouvel utilisateur user1</text:p>
      <text:p text:style-name="Standard"><text:span text:style-name="T1">--home /home/rep/</text:span> : détermine /home/rep/ comme emplacement du répertoire domicile</text:p>
      <text:p text:style-name="Standard"><text:span text:style-name="T1">-b /home/</text:span> : détermine /home/user1/ comme emplacement du répertoire domicile</text:p>
      <text:p text:style-name="Standard"><text:span text:style-name="T1">--create-home </text:span>: crée le répertoire domicile </text:p>
      <text:p text:style-name="Standard"><text:span text:style-name="T1">-m</text:span> : <text:s text:c="31"/>'' <text:s text:c="14"/>''</text:p>
      <text:p text:style-name="Standard"><text:span text:style-name="T1">--groups G1,G2</text:span> : affecte user1 aux groupes secondaires G1 et G2 </text:p>
      <text:p text:style-name="Standard"><text:span text:style-name="T1">-G</text:span> : <text:s text:c="39"/>'' <text:s text:c="23"/>''</text:p>
      <text:p text:style-name="Standard"><text:span text:style-name="T1">--gid G3</text:span> : affecte user1 au groupe principale G3 </text:p>
      <text:p text:style-name="Standard"><text:span text:style-name="T1">-g</text:span> : <text:s text:c="18"/>'' <text:s text:c="26"/>''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Standard"><text:span text:style-name="T2">su user</text:span><text:span text:style-name="T5"> : prend l'identiter de user</text:span></text:p>
      <text:p text:style-name="P1"><text:soft-page-break/></text:p>
      <text:p text:style-name="P1">------------------------------------------------------------------------------------------------------------------------</text:p>
      <text:p text:style-name="P1"/>
      <text:p text:style-name="Standard"><text:span text:style-name="T1">umask</text:span> : <text:bookmark text:name="result_box"/><text:span text:style-name="T5">Renvoie la valeur du masque de création de fichier par défaut</text:span></text:p>
      <text:p text:style-name="P1">droits maximums pour un fichier : 666</text:p>
      <text:p text:style-name="P1">droits maximums pour un répertoire : 777,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<text:span text:style-name="T1">chmod</text:span> : change les permissions d'un fichier/répertoire</text:p>
      <text:p text:style-name="P1"><text:span text:style-name="T1">u</text:span> : user</text:p>
      <text:p text:style-name="P1"><text:span text:style-name="T1">g</text:span> : group</text:p>
      <text:p text:style-name="P1"><text:span text:style-name="T1">o</text:span> : other</text:p>
      <text:p text:style-name="P1"><text:span text:style-name="T1">a</text:span> : all</text:p>
      <text:p text:style-name="P1"><text:span text:style-name="T1">-R</text:span> : de manière récursive --» agit sur les sous-répertoires et sous-fichier du répertoire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<text:span text:style-name="T1">passwd</text:span> : définir un nouveau mot de passe</text:p>
      <text:p text:style-name="P1"><text:span text:style-name="T1">-d</text:span> : supprime le mot de passe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<text:span text:style-name="T1">usermod</text:span> [utilisateur]: modifie les caractéristiques de utilisateur</text:p>
      <text:p text:style-name="P1"><text:span text:style-name="T1">--login newlogin </text:span>: change son login en newlogin</text:p>
      <text:p text:style-name="P1"><text:span text:style-name="T1">--gid group</text:span> : change son groupe en group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3">tar [option] [répertoire] </text:p>
      <text:p text:style-name="P1"><text:span text:style-name="T1">-x </text:span>: décompresser une archive</text:p>
      <text:p text:style-name="P1"><text:span text:style-name="T1">-c</text:span> : compresser un répertoire</text:p>
      <text:p text:style-name="Standard"><text:span text:style-name="T2">-v</text:span><text:span text:style-name="T5"> : </text:span>active le mode « verbeux » (bavard, affiche ce qu'il fait). </text:p>
      <text:p text:style-name="Standard"><text:span text:style-name="T2">-f </text:span><text:span text:style-name="T5">:</text:span>utilise le fichier donné en paramètre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2">shopt [-pqsu] [-o] [otion …]</text:p>
      <text:p text:style-name="Standard"><text:span text:style-name="T1">-p</text:span> : affiche une liste de toute les options définies</text:p>
      <text:p text:style-name="Standard"><text:span text:style-name="T1">-q</text:span> : <text:bookmark text:name="result_box1"/><text:span text:style-name="T5">Supprime la sortie normale; le statut de retour indique si l'option est défini ou non. Si plusieurs options sont donnés avec -q, le statut de retour est zéro si toutes les options sont activées; non nul autrement.</text:span></text:p>
      <text:p text:style-name="Standard"><text:span text:style-name="T1">-s</text:span> : active chaque options</text:p>
      <text:p text:style-name="Standard"><text:span text:style-name="T1">-u </text:span>: désactive chaque options</text:p>
      <text:p text:style-name="P1"><text:span text:style-name="T1">-o</text:span> : <text:bookmark text:name="result_box11"/>Restreint les valeurs de l'option pour être celles définies pour l'option -o de Set Builtin (voir </text:p>
      <text:p text:style-name="P1">The Set Builtin).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<text:span text:style-name="T1">echo [text]</text:span>: renvoi la ligne de texte text.</text:p>
      <text:p text:style-name="P1"/>
      <text:p text:style-name="P1">------------------------------------------------------------------------------------------------------------------------</text:p>
      <text:p text:style-name="P1"><text:soft-page-break/></text:p>
      <text:p text:style-name="Standard"><text:span text:style-name="T1">[cmd1] ; … ; [cmdn]</text:span> : exécute cmd1 puis … puis cmdn.</text:p>
      <text:p text:style-name="Standard"/>
      <text:p text:style-name="Standard"><text:span text:style-name="T1">[cmd1] &amp;&amp; … &amp;&amp; [cmd2]</text:span> : éxecute cmd(i) puis cmd(i+1) si et seulement si ( $? = 0 ).</text:p>
      <text:p text:style-name="Standard"/>
      <text:p text:style-name="P1"><text:span text:style-name="T1">[cmd1] || … || [cmdn]</text:span> : exécute cmd(i) puis cmd(i+1) si et seulement si ( $? ≠ 0 ).</text:p>
      <text:p text:style-name="P1"/>
      <text:p text:style-name="Standard"><text:span text:style-name="T1">[cmd1] … [cmdn] &gt; [fichier] </text:span>: redirige les sorties éxecutables de cmd, … , cmdn dans fichier en écrasant fichier.</text:p>
      <text:p text:style-name="Standard"/>
      <text:p text:style-name="P1"><text:span text:style-name="T1">[cmd1] … [cmdn] &gt;&gt; [fichier]</text:span> : redirige les sorties éxecutables de cmd, … , cmdn dans fichier en les ajoutant à fichier.</text:p>
      <text:p text:style-name="P1"/>
      <text:p text:style-name="Standard"><text:span text:style-name="T1">[cmd1] … [cmdn] 2&gt; [fichier]</text:span> : redirige les sorties non éxecutables de cmd, … , cmdn dans fichier en écrasant fichier.</text:p>
      <text:p text:style-name="Standard"/>
      <text:p text:style-name="P1"><text:span text:style-name="T1">[cmd1] … [cmdn] 2&gt;&gt; [fichier]</text:span> : redirige les sorties non éxecutables de cmd, … , cmdn dans fichier en les ajoutant à fichier.</text:p>
      <text:p text:style-name="P1"/>
      <text:p text:style-name="Standard"><text:span text:style-name="T1">[cmd1] … [cmdn] &gt; [fichier] 2&gt;&amp;1</text:span> : redirige toutes les sorties (éxecutables ou non) de cmd, … , cmdn dans fichier en écrasant fichier.</text:p>
      <text:p text:style-name="Standard"/>
      <text:p text:style-name="P1"><text:span text:style-name="T1">[cmd1] … [cmdn] &gt;&gt; [fichier] 2&gt;&amp;1</text:span> : redirige toutes les sorties (éxecutables ou non) de cmd, … , cmdn dans fichier en les ajoutant à fichier.</text:p>
      <text:p text:style-name="P1"/>
      <text:p text:style-name="P1"><text:span text:style-name="T1">[cmd] &lt; [fichier]</text:span> : dirige le fichier fichier vers l'entrée de la commande cmd.</text:p>
      <text:p text:style-name="P1"/>
      <text:p text:style-name="P1"><text:span text:style-name="T1">[cmd1] | [cmd2]</text:span> : exécute la commande cmd2 . Si cmd2 a besoin d'une entrée alors la sortie de la commande cmd1 est envoyé vers l'entrée de la commande cmd2.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<text:span text:style-name="T1">wc [fichier]</text:span> : renvoi le nombre de lignes, de mots et de caratères de ficher.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<text:span text:style-name="T1">expr length string </text:span>: renvoi la longueur de string.</text:p>
      <text:p text:style-name="Standard"/>
      <text:p text:style-name="P1"><text:span text:style-name="T1">expr substr string pos length</text:span> : renvoi la chaine de caractère de longueur length commencant à la position pos de string.</text:p>
      <text:p text:style-name="Standard"/>
      <text:p text:style-name="P1"><text:span text:style-name="T1">expr index string chars</text:span> : renvoi la position de chars dans string ou 0 si absent de string.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Standard"><text:span text:style-name="T1">var=val</text:span> : affecte la valeur val à la variable var.</text:p>
      <text:p text:style-name="Standard"/>
      <text:p text:style-name="Standard"><text:span text:style-name="T1">$var</text:span> : renvoi la valeure de la variable var.</text:p>
      <text:p text:style-name="Standard"/>
      <text:p text:style-name="Standard"><text:span text:style-name="T1">echo $var</text:span> : affiche la valeure de la variable var.</text:p>
      <text:p text:style-name="Standard"/>
      <text:p text:style-name="Standard"><text:span text:style-name="T1">set </text:span>: affiche l’ensemble des variables définies dans le shell.</text:p>
      <text:p text:style-name="Standard"><text:soft-page-break/></text:p>
      <text:p text:style-name="P1"><text:span text:style-name="T1">unset var</text:span> : supprime la variale var.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Standard"><text:span text:style-name="T1">(B#x)</text:span> : x dans la base B.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Standard"><text:span text:style-name="T1">sort [option] fichier</text:span> : affiche le fichier fichier trié. Le trie est croissant.</text:p>
      <text:p text:style-name="Standard"><text:span text:style-name="T1">-b</text:span> : ignore les espaces et les tabulations en début de champ.</text:p>
      <text:p text:style-name="Standard"><text:span text:style-name="T1">-d</text:span> : tri sur les caractères alphanumériques (caractères, chiffres et espace) uniquement.</text:p>
      <text:p text:style-name="Standard"><text:span text:style-name="T1">-r </text:span>: inverse l'ordre de tri.</text:p>
      <text:p text:style-name="Text_20_body"><text:span text:style-name="T1">-f</text:span> : pas de différence entre minuscule et majuscule.</text:p>
      <text:p text:style-name="Text_20_body"><text:span text:style-name="T1">-t x </text:span>: Le caractère x est considéré comme séparateur de champ (séparateur par défault = espace).</text:p>
      <text:p text:style-name="Text_20_body"><text:span text:style-name="T1">-u</text:span> : supprime les lignes doublons.</text:p>
      <text:p text:style-name="Text_20_body"><text:span text:style-name="T1">-n</text:span> : trie sur des chiffres uniquement.</text:p>
      <text:p text:style-name="Text_20_body"><text:span text:style-name="T1">-+N</text:span> : trie à partir du séparateur N.</text:p>
      <text:p text:style-name="Standard"><text:span text:style-name="T1">--N</text:span> : trie jusqu'au séparateur N.</text:p>
      <text:p text:style-name="P1">------------------------------------------------------------------------------------------------------------------------</text:p>
      <text:p text:style-name="Standard"/>
      <text:p text:style-name="P1"><text:span text:style-name="T1">tail -n +N fichier</text:span> : affiche le fichier fichier à partir de la ligne N jusqu’à la fin du fichier.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2">hexdump [-option] file : convertit les charactères de file</text:p>
      <text:p text:style-name="P2">-b : affiche le fichier en octal</text:p>
      <text:p text:style-name="P3">-C : affiche le fichier en héxadécimal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2">echo [-option] {text}</text:p>
      <text:p text:style-name="P2">-e : interprète les caractères échapés par un backslash</text:p>
      <text:p text:style-name="P2">-n : n'affiche pas de retour à la ligne en sortie</text:p>
      <text:p text:style-name="P2">interprétations ave “-e” :</text:p>
      <text:p text:style-name="P2">→ \0NNN <text:s/>byte with octal value NNN (1 to 3 digits)</text:p>
      <text:p text:style-name="P3">→ \xHH <text:s text:c="2"/>byte with hexadecimal value HH (1 to 2 digits)</text:p>
      <text:p text:style-name="P3"/>
      <text:p text:style-name="P11">------------------------------------------------------------------------------------------------------------------------</text:p>
      <text:p text:style-name="P1"/>
      <text:p text:style-name="P24">sed [-option] [script] [fichier] </text:p>
      <text:p text:style-name="List_20_Heading"><text:span text:style-name="T1">-n</text:span> : écrit seulement les lignes spécifiées (par l'option /p) sur la sortie standard </text:p>
      <text:p text:style-name="P20"><text:span text:style-name="T1">-r</text:span> : utilisation de regex</text:p>
      <text:p text:style-name="List_20_Heading"><text:span text:style-name="T1">-e 'script' </text:span>: script en ligne de commande . </text:p>
      <text:p text:style-name="List_20_Heading"><text:span text:style-name="T1">-f [script]</text:span> : script à partir d'un fichier.</text:p>
      <text:p text:style-name="List_20_Contents"><text:bookmark text:name="conteneur"/></text:p>
      <text:p text:style-name="List_20_Contents">: toutes les lignes </text:p>
      <text:p text:style-name="List_20_Heading"><text:span text:style-name="T1">num </text:span>: à ligne num (la dernière ligne est référencée par $)</text:p>
      <text:p text:style-name="List_20_Heading"><text:span text:style-name="T1">num1,num2 </text:span>: les lignes entre les lignes num1 et num2</text:p>
      <text:p text:style-name="List_20_Heading"><text:span text:style-name="T1">/RE/</text:span> : les lignes correspondant à l'expression régulière RE </text:p>
      <text:p text:style-name="List_20_Heading"><text:soft-page-break/><text:span text:style-name="T1">/RE1/,/RE2/ </text:span>: les lignes entre la première ligne correspondant à l'expression régulièreRE1 et la première ligne correspondant à l'expression régulière RE2</text:p>
      <text:p text:style-name="List_20_Contents"/>
      <text:p text:style-name="List_20_Heading"><text:bookmark text:name="contenu1"/><text:span text:style-name="T1">a\texte </text:span>: insère le texte après la ligne </text:p>
      <text:p text:style-name="List_20_Heading"><text:span text:style-name="T1">i\texte </text:span>: insère le texte avant la ligne </text:p>
      <text:p text:style-name="List_20_Heading"><text:span text:style-name="T1">d </text:span>: supprime ligne</text:p>
      <text:p text:style-name="List_20_Heading"><text:span text:style-name="T1">p </text:span>: affiche la ligne (utiliser avec -n)</text:p>
      <text:p text:style-name="P23">p &lt;=&gt; ! d</text:p>
      <text:p text:style-name="List_20_Contents"><text:span text:style-name="T7">ex</text:span> : -ne '/regexp/p' <text:s/>&lt;=&gt; <text:s/>-e '/regexp/! d' </text:p>
      <text:p text:style-name="List_20_Heading"><text:span text:style-name="T1">[/regexp/] s/search/replace/g</text:span> : substitue toutes les occurrences de search par replace, où se trouve <text:tab/><text:tab/><text:tab/><text:tab/> regexp</text:p>
      <text:p text:style-name="List_20_Heading"><text:span text:style-name="T1">[/regexp/] y/list1/list2/</text:span> tranliteration des éléments de list1 en les éléments de list2, où se trouve <text:tab/><text:tab/><text:tab/><text:tab/> regexp</text:p>
      <text:p text:style-name="List_20_Heading"><text:span text:style-name="T1">G</text:span> : insère ligne vide</text:p>
      <text:p text:style-name="Standard"><text:span text:style-name="T1">w NewFile</text:span> : enregistre en créer un nouveau fichier NewFile</text:p>
      <text:p text:style-name="Standard"/>
      <text:p text:style-name="P1">------------------------------------------------------------------------------------------------------------------------</text:p>
      <text:p text:style-name="Standard"/>
      <text:p text:style-name="P2">awk [-option] pattern '{action}' fichier </text:p>
      <text:p text:style-name="Standard"><text:span text:style-name="T1">-F''x''</text:span> : utilise x comme séparateur de champs</text:p>
      <text:p text:style-name="Standard"><text:span text:style-name="T1">-v variable</text:span> : définit la variable variable</text:p>
      <text:p text:style-name="Standard"><text:span text:style-name="T1">-f script</text:span> : exécute les commandes de script</text:p>
      <text:p text:style-name="Standard"/>
      <text:p text:style-name="List_20_Heading">Un enregistrement est : </text:p>
      <text:p text:style-name="List_20_Contents">une chaine de caractères séparée par un retour chariot, en général une ligne. </text:p>
      <text:p text:style-name="List_20_Heading">Un champs est : </text:p>
      <text:p text:style-name="List_20_Contents">une chaine de caractères separée par un espace (ou par le caractère specifié par l'option -F), en générale un mot. </text:p>
      <text:p text:style-name="Standard">Accès aux champs : </text:p>
      <text:p text:style-name="Standard"><text:tab/>$1, $2, ... $NF. $0 correspond à l'enregistrement complet. La variable NF contient le <text:tab/>nombre de champs de l'enregistrement courant, la variable $NF correspond donc au dernier <text:tab/>champs. </text:p>
      <text:p text:style-name="Standard"/>
      <text:p text:style-name="Standard"><text:span text:style-name="T1">FS</text:span> : separateur de champs en entrée </text:p>
      <text:p text:style-name="Standard"><text:span text:style-name="T1">RS</text:span> : separateur d'enregistrement en entrée </text:p>
      <text:p text:style-name="Standard"><text:span text:style-name="T1">NF</text:span> : nombre de champs de l'enregistrement courant </text:p>
      <text:p text:style-name="Standard"><text:span text:style-name="T1">NR</text:span> : nombre d'enregistrements deja lu</text:p>
      <text:p text:style-name="Standard"><text:span text:style-name="T1">FNR </text:span>: Nombre d'enregistrements du fichier </text:p>
      <text:p text:style-name="Standard"/>
      <text:p text:style-name="Standard"><text:span text:style-name="T1">BEGIN {action}</text:span> : exécute l'action seulement au début</text:p>
      <text:p text:style-name="Standard"><text:span text:style-name="T1">END {action}</text:span> : exécute l'action seulement à la fin</text:p>
      <text:p text:style-name="Standard"/>
      <text:p text:style-name="P1">------------------------------------------------------------------------------------------------------------------------</text:p>
      <text:p text:style-name="Standard"/>
      <text:p text:style-name="P25"><text:span text:style-name="T11">ps : process</text:span><text:span text:style-name="T4"> snapshot </text:span><text:span text:style-name="T10">: affiche l'état des processus en cours.</text:span></text:p>
      <text:p text:style-name="P26">--user ID <text:span text:style-name="T8">: sélectionne par ID</text:span></text:p>
      <text:p text:style-name="P26">--tty tty <text:span text:style-name="T8">:sélectionne par tty</text:span></text:p>
      <text:p text:style-name="P7">--pid <text:span text:style-name="T8">: sélectionne par PID</text:span></text:p>
      <text:p text:style-name="P7">--ppid<text:span text:style-name="T8"> : sélectionne par PPID</text:span></text:p>
      <text:p text:style-name="P7">-C cmd<text:span text:style-name="T8"> : sélectionne par nom de commande</text:span></text:p>
      <text:p text:style-name="P7">o list1,list2,list3 <text:span text:style-name="T8">: affiche les processus selon le format demandé (avec list1= ppid, list2 = tty … par exemple)</text:span></text:p>
      <text:p text:style-name="P22"><text:soft-page-break/>-A <text:span text:style-name="T8">: (autres) présente également les processus des <text:s/>autres utilisateurs.</text:span></text:p>
      <text:p text:style-name="P22">x<text:span text:style-name="T8"> : affiche <text:s/>les <text:s/>processus <text:s/>qui n'ont pas de terminal de contrôle.</text:span></text:p>
      <text:p text:style-name="P22"><text:span text:style-name="T12">F </text:span><text:span text:style-name="T9">: </text:span><text:span text:style-name="T8">(forêt) <text:s/>affiche les arbres généalogiques des processus.</text:span></text:p>
      <text:p text:style-name="Standard"/>
      <text:p text:style-name="P1">------------------------------------------------------------------------------------------------------------------------</text:p>
      <text:p text:style-name="Standard"/>
      <text:p text:style-name="P1"><text:span text:style-name="T1">find [-option] repository</text:span> : recherche des fichiers/répertoires dans repository selon -option</text:p>
      <text:p text:style-name="P1"><text:span text:style-name="T1">[critère1] <text:s/>[critère2] </text:span>: critère1 et critère2</text:p>
      <text:p text:style-name="P1"><text:span text:style-name="T1">[critère1] -o [critère2]</text:span> : critère1 ou critère2</text:p>
      <text:p text:style-name="P1"><text:span text:style-name="T1">![critère]</text:span> : non critère</text:p>
      <text:p text:style-name="P1"><text:span text:style-name="T1">-type : d</text:span> = répertoire ; <text:span text:style-name="T1">f </text:span>= fichier</text:p>
      <text:p text:style-name="P1"><text:span text:style-name="T1">-name</text:span> : recherche sur le nom</text:p>
      <text:p text:style-name="P1"><text:span text:style-name="T1">-size </text:span>: par bloc ; <text:span text:style-name="T1">c</text:span> = caractère/octet/byte</text:p>
      <text:p text:style-name="P1"><text:span text:style-name="T1">-newer fichier</text:span> : date de modification postérieur à fichier</text:p>
      <text:p text:style-name="P1"><text:span text:style-name="T1">-mtime</text:span> : date de dernière modification</text:p>
      <text:p text:style-name="P1"><text:span text:style-name="T1">-atime </text:span>: date de dernier accès</text:p>
      <text:p text:style-name="P1"><text:span text:style-name="T1">-ctime</text:span> : date de dernier changement de statut</text:p>
      <text:p text:style-name="P1"><text:span text:style-name="T1">-perm</text:span> <text:span text:style-name="T1">mode</text:span> : <text:span text:style-name="T1">-mode</text:span> = au moins les permissions ; <text:span text:style-name="T1">+mode</text:span> = certaine permissions ; </text:p>
      <text:p text:style-name="P1"><text:span text:style-name="T1"><text:tab/>mode</text:span> = exact permissions ; <text:tab/><text:span text:style-name="T1">/ </text:span>: au moins une des perms, <text:tab/><text:span text:style-name="T1">- </text:span>: au moins les perms</text:p>
      <text:p text:style-name="P1"><text:span text:style-name="T1">-exec cmd </text:span>: éxécute cmd pour les fichiers/répertoires trouvés</text:p>
      <text:p text:style-name="P16">-execdir cmd<text:span text:style-name="T8"> : comme </text:span>exec<text:span text:style-name="T8"> à la différence que le répertoire où s’effectuera la commande sera celui où find a matché. </text:span></text:p>
      <text:p text:style-name="P16"><text:span text:style-name="T1">-ok</text:span><text:span text:style-name="T8"> : comme </text:span><text:span text:style-name="T1">exec</text:span><text:span text:style-name="T8"> mais interroge l'utilisateur avant d’exécuter la commande pour chaque fichier trouvé</text:span></text:p>
      <text:p text:style-name="P1"><text:span text:style-name="T1">-maxdepth</text:span> : profondeur de recherche ( similaire <text:span text:style-name="T1">mindepth</text:span> )</text:p>
      <text:p text:style-name="P1"><text:span text:style-name="T1">-atime</text:span> : date de dernier accès en lecture</text:p>
      <text:p text:style-name="P1"><text:span text:style-name="T1">-quit</text:span> : arrête le processus des qu'un résultat est trouver. Ne l'affiche pas si on ne met pas <text:span text:style-name="T1">-print -quit</text:span> </text:p>
      <text:p text:style-name="P1"/>
      <text:p text:style-name="P1">------------------------------------------------------------------------------------------------------------------------</text:p>
      <text:p text:style-name="P2"/>
      <text:p text:style-name="Standard"><text:span text:style-name="T1">grep [-option] 'pattern' [file]</text:span> :</text:p>
      <text:p text:style-name="Standard"><text:span text:style-name="T1">-G</text:span> : interprète motif comme une regex simple. Par défaut.</text:p>
      <text:p text:style-name="Standard"><text:span text:style-name="T1">-E</text:span> : interprète motif comme une regex étandue</text:p>
      <text:p text:style-name="Standard"><text:span text:style-name="T3">-F</text:span><text:span text:style-name="T6"> : interprète motif comme une liste de chaînes figées, séparées par des Sauts de Lignes (NewLine). La correspondance est faite avec n'importe laquelle de ces chaînes.</text:span></text:p>
      <text:p text:style-name="P10"/>
      <text:p text:style-name="P21">*Dans <text:s/>les <text:s/>expressions <text:s/>régulières <text:s/>simples, les méta-caractères ?, +, {, |, (, et ) perdent <text:s/>leurs <text:s/>significations spéciales, il faut utiliser à la place leurs versions avec backSlash \?, \+, \{, \|, \(, et \).</text:p>
      <text:p text:style-name="P21">*Dans grep -E <text:s/>le <text:s/>méta-caractère <text:s/>{ <text:s/>perd <text:s/>sa <text:s/>signification spéciale, il faut utiliser \{ à la place.</text:p>
      <text:p text:style-name="P10"/>
      <text:p text:style-name="Standard"><text:span text:style-name="T1">-i</text:span> : ignorer différence majuscule/minuscule</text:p>
      <text:p text:style-name="Standard"><text:span text:style-name="T1">-v</text:span> : sélectionne les lignes ne correspondants pas à motif</text:p>
      <text:p text:style-name="Standard"><text:span text:style-name="T1">-w</text:span> : sélectionne les lignes dont le motif forme un mot complet</text:p>
      <text:p text:style-name="Standard"><text:span text:style-name="T1">-c</text:span> : affiche un compte des lignes correspondantes</text:p>
      <text:p text:style-name="Standard"><text:span text:style-name="T1">-n</text:span> : numérote les lignes</text:p>
      <text:p text:style-name="Standard"><text:span text:style-name="T1">-l</text:span> : affiche le nom des fichiers contenant des lignes correspondantes</text:p>
      <text:p text:style-name="Standard"><text:span text:style-name="T1">-L</text:span> : affiche le nom des fichiers contenant des lignes non correspondantes</text:p>
      <text:p text:style-name="Standard"><text:span text:style-name="T1">-r</text:span> : cherche dans les fichier du répertoire et des sous répertoires de manière récursive</text:p>
      <text:p text:style-name="Standard"/>
      <text:p text:style-name="P1">------------------------------------------------------------------------------------------------------------------------</text:p>
      <text:p text:style-name="P1"/>
      <text:p text:style-name="P6">seq [n0] [i] n : <text:span text:style-name="T8">retourne les entiers de n0 jusqu'à n en incrémentant de i</text:span></text:p>
      <text:p text:style-name="P14"><text:soft-page-break/>n0 par défaut 1</text:p>
      <text:p text:style-name="P14">i par défaut 1</text:p>
      <text:p text:style-name="P4"/>
      <text:p text:style-name="P12">------------------------------------------------------------------------------------------------------------------------</text:p>
      <text:p text:style-name="P4"/>
      <text:p text:style-name="P5">read [-option] var1 var2 … varn : <text:span text:style-name="T8">lit sur l'entrée standard des valeurs jusqu'à rencontrer le délimiteur. Range ces valeurs dans var1, var2, …, varn. Les valeurs sont séparées par les caractères contenus dans $IFS. La dernière variable prend le reste des valeurs s'il en reste.</text:span></text:p>
      <text:p text:style-name="P8">-d delim : <text:span text:style-name="T8">change le délimiteur. Par défaut \n <text:s text:c="3"/><text:tab/>!= séparateur !</text:span></text:p>
      <text:p text:style-name="P8">-N n : <text:span text:style-name="T8">lit n caractères, ignore les séparateurs</text:span></text:p>
      <text:p text:style-name="P5"><text:span text:style-name="T8">séparateurs : par défaut </text:span>IFS<text:span text:style-name="T8">=$' \t\n' <text:s/>→ espace, tabulation, retour chariot </text:span></text:p>
      <text:p text:style-name="P19"/>
      <text:p text:style-name="P13">------------------------------------------------------------------------------------------------------------------------</text:p>
      <text:p text:style-name="P13"/>
      <text:p text:style-name="P13"><text:span text:style-name="T1">git </text:span>: logiciel de gestion de version</text:p>
      <text:p text:style-name="P13"><text:span text:style-name="T1">git init</text:span> : initialise un repository git vide</text:p>
      <text:p text:style-name="P13"><text:span text:style-name="T1">git status</text:span> : renvoie l'état du repository</text:p>
      <text:p text:style-name="P15"><text:span text:style-name="T1">git log</text:span> : affiche la liste des commits</text:p>
      <text:p text:style-name="P15"><text:span text:style-name="T1">git log --oneline</text:span> : comme git log mais sur une ligne</text:p>
      <text:p text:style-name="P15"><text:span text:style-name="T1">git add [files]</text:span> : ajoute files à la liste des commits</text:p>
      <text:p text:style-name="P15"><text:span text:style-name="T1">git commit -m ''message''</text:span> : commit les fichiers qui sont dans la liste des commits avec le message message</text:p>
      <text:p text:style-name="P15"><text:span text:style-name="T1">git checkout [id]</text:span> : revient au commit correspondant à id</text:p>
      <text:p text:style-name="P9">git remote add origin [url]<text:span text:style-name="T8"> : définit l'adresse où l'on push</text:span></text:p>
      <text:p text:style-name="P9">git push --set-upstream origin master <text:span text:style-name="T8">: associe master avec origin</text:span></text:p>
      <text:p text:style-name="P9">git push<text:span text:style-name="T8"> : envoie les commit dans origin</text:span></text:p>
      <text:p text:style-name="P9">git pull <text:span text:style-name="T8">: récupère les commit de origin</text:span></text:p>
      <text:p text:style-name="P15"><text:span text:style-name="T1">git remote </text:span>: liste les dépots distants</text:p>
      <text:p text:style-name="P15"><text:span text:style-name="T1">git remote -v </text:span>: comme git remote avec les url</text:p>
      <text:p text:style-name="P15"><text:span text:style-name="T1">git clone [link]</text:span> : clone le repositry</text:p>
      <text:p text:style-name="P15"><text:span text:style-name="T1">git branch newbranch</text:span> : crée une nouvelle branche newbranch</text:p>
      <text:p text:style-name="P15"><text:span text:style-name="T1">git merge branch</text:span> : incorpore les changements de branch à la branche actuelle</text:p>
      <text:p text:style-name="P15"/>
      <text:p text:style-name="P13">------------------------------------------------------------------------------------------------------------------------</text:p>
      <text:p text:style-name="Standard"/>
      <text:p text:style-name="Standard"><text:span text:style-name="T1">ssh-keygen -t rsa -C "votre email@mondomaine"</text:span> : créer une clée ssh</text:p>
      <text:p text:style-name="P13"/>
      <text:p text:style-name="P13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Alves</meta:initial-creator>
    <meta:creation-date>2018-12-04T19:14:42.16</meta:creation-date>
    <dc:date>2019-07-11T10:06:44.158652040</dc:date>
    <meta:editing-duration>PT9H54M12S</meta:editing-duration>
    <meta:editing-cycles>52</meta:editing-cycles>
    <meta:generator>LibreOffice/6.0.7.3$Linux_X86_64 LibreOffice_project/00m0$Build-3</meta:generator>
    <meta:document-statistic meta:table-count="0" meta:image-count="0" meta:object-count="0" meta:page-count="7" meta:paragraph-count="232" meta:word-count="2064" meta:character-count="15782" meta:non-whitespace-character-count="13738"/>
  </office:meta>
</office:document-meta>
</file>